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02in" fo:margin-right="0in" fo:text-indent="-0.2811in" style:auto-text-indent="false"/>
    </style:style>
    <style:style style:name="P2" style:family="paragraph" style:parent-style-name="Standard">
      <style:paragraph-properties fo:margin-left="0.302in" fo:margin-right="0in" fo:text-indent="-0.2811in" style:auto-text-indent="false"/>
      <style:text-properties fo:background-color="transparent"/>
    </style:style>
    <style:style style:name="P3" style:family="paragraph" style:parent-style-name="Standard">
      <style:paragraph-properties fo:padding="0.0291in" fo:border-left="none" fo:border-right="none" fo:border-top="none" fo:border-bottom="0.0008in solid #000000" style:join-border="false"/>
    </style:style>
    <style:style style:name="P4" style:family="paragraph" style:parent-style-name="Standard">
      <style:paragraph-properties fo:margin-left="0.0209in" fo:margin-right="0in" fo:text-indent="0in" style:auto-text-indent="false"/>
    </style:style>
    <style:style style:name="P5" style:family="paragraph" style:parent-style-name="Standard">
      <style:paragraph-properties fo:margin-left="0.302in" fo:margin-right="0in" fo:text-indent="-0.0937in" style:auto-text-indent="false"/>
    </style:style>
    <style:style style:name="P6" style:family="paragraph" style:parent-style-name="Standard">
      <style:paragraph-properties fo:margin-left="0.302in" fo:margin-right="0in" fo:text-indent="-0.0937in" style:auto-text-indent="false"/>
      <style:text-properties fo:background-color="#ffff00"/>
    </style:style>
    <style:style style:name="P7" style:family="paragraph" style:parent-style-name="Standard" style:master-page-name="">
      <style:paragraph-properties fo:margin-left="0.302in" fo:margin-right="0in" fo:text-indent="-0.0937in" style:auto-text-indent="false" style:page-number="auto"/>
    </style:style>
    <style:style style:name="P8" style:family="paragraph" style:parent-style-name="Standard">
      <style:text-properties fo:background-color="transparent"/>
    </style:style>
    <style:style style:name="P9" style:family="paragraph" style:parent-style-name="Standard">
      <style:text-properties fo:font-weight="bold" style:font-weight-asian="bold" style:font-weight-complex="bold"/>
    </style:style>
    <style:style style:name="P10" style:family="paragraph" style:parent-style-name="Standard" style:master-page-name="">
      <style:paragraph-properties fo:margin-left="0.2602in" fo:margin-right="0in" fo:text-indent="0in" style:auto-text-indent="false" style:page-number="auto"/>
    </style:style>
    <style:style style:name="P11" style:family="paragraph" style:parent-style-name="Standard">
      <style:paragraph-properties fo:margin-left="0.2602in" fo:margin-right="0in" fo:text-indent="0in" style:auto-text-indent="false"/>
    </style:style>
    <style:style style:name="P12" style:family="paragraph" style:parent-style-name="Standard" style:master-page-name="">
      <style:paragraph-properties fo:margin-left="0.2709in" fo:margin-right="0in" fo:text-indent="-0.2709in" style:auto-text-indent="false" style:page-number="auto"/>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margin-left="0.302in" fo:margin-right="0in" fo:text-indent="-0.0937in" style:auto-text-indent="false"/>
    </style:style>
    <style:style style:name="P15" style:family="paragraph" style:parent-style-name="Standard">
      <style:paragraph-properties fo:margin-left="0.2602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PointerscanConnector class</text:p>
      <text:p text:style-name="Standard"><text:s text:c="2"/>A thread that checks it's connection list and connects to the given server using blocking connections.</text:p>
      <text:p text:style-name="Standard"><text:s text:c="2"/>Once connected remove the entry from the list, make the socket non blocking and pass it on to the controller using onConnected which will do the initialization (setting up if it's a host/parent, etc...)</text:p>
      <text:p text:style-name="Standard">then delete the entry completely</text:p>
      <text:p text:style-name="Standard"/>
      <text:p text:style-name="Standard"><text:s/></text:p>
      <text:p text:style-name="Standard"/>
      <text:p text:style-name="Standard"><text:s text:c="2"/>connectentry=record</text:p>
      <text:p text:style-name="Standard"><text:tab/>ip: string</text:p>
      <text:p text:style-name="Standard"><text:tab/>port: word</text:p>
      <text:p text:style-name="Standard"><text:tab/>password: string</text:p>
      <text:p text:style-name="Standard"><text:tab/>becomeparent: boolean</text:p>
      <text:p text:style-name="Standard"><text:tab/>childid: integer –optional </text:p>
      <text:p text:style-name="Standard"><text:s text:c="9"/>end</text:p>
      <text:p text:style-name="Standard"><text:s text:c="2"/>pconnectentry=^connectentry</text:p>
      <text:p text:style-name="Standard"/>
      <text:p text:style-name="Standard"><text:s text:c="2"/>TconnectEvent=procedure(sender, pconnectentry) of object</text:p>
      <text:p text:style-name="Standard"/>
      <text:p text:style-name="Standard">vars</text:p>
      <text:p text:style-name="Standard"><text:s text:c="2"/>list: array of pentry;</text:p>
      <text:p text:style-name="Standard"><text:tab/></text:p>
      <text:p text:style-name="Standard"><text:s text:c="2"/>listcs: TcriticalSection</text:p>
      <text:p text:style-name="Standard"><text:s text:c="2"/>onConnected: TconnectEvent – function to call when a socket has connected and the login mode <text:s/>commands have been sent/received</text:p>
      <text:p text:style-name="Standard"/>
      <text:p text:style-name="Standard"/>
      <text:p text:style-name="Standard">methods</text:p>
      <text:p text:style-name="Standard"><text:s text:c="2"/>+ addConnection(ip, port, password, becomeparent, childid)</text:p>
      <text:p text:style-name="Standard"><text:s text:c="2"/>+ removeFromConnectionQueue(id)</text:p>
      <text:p text:style-name="Standard"><text:s text:c="2"/>+ getList(list) – gets the list (for display purposes only)</text:p>
      <text:p text:style-name="Standard"><text:s text:c="2"/>+ getCount()</text:p>
      <text:p text:style-name="Standard"><text:s text:c="2"/>+ create(suspended, onConnected)</text:p>
      <text:p text:style-name="Standard"><text:s text:c="2"/>- <text:s/>execute() – A loop that connects to the given servers in the list</text:p>
      <text:p text:style-name="Standard"><text:s text:c="2"/></text:p>
      <text:p text:style-name="Standard"/>
      <text:p text:style-name="Standard">Controller class (node)</text:p>
      <text:p text:style-name="Standard"/>
      <text:p text:style-name="Standard">vars</text:p>
      <text:p text:style-name="Standard"><text:s text:c="2"/>currentscanid: integer –the current scan id. Used when reconnecting after a disconnect while a scan was in progress</text:p>
      <text:p text:style-name="Standard"><text:s text:c="2"/>scannerid: integer – unique id provided by the parent (with newscan)</text:p>
      <text:p text:style-name="Standard"/>
      <text:p text:style-name="Standard"><text:s text:c="2"/>Connector: TPointerscanConnector</text:p>
      <text:p text:style-name="Standard"/>
      <text:p text:style-name="Standard"><text:s text:c="2"/>initializer: boolean – Indicator that this is the point of origin. The top node</text:p>
      <text:p text:style-name="Standard"><text:s text:c="2"/>listensocket: Thandle – Socket used to listen for incoming connections</text:p>
      <text:p text:style-name="Standard"><text:s text:c="2"/>nodes: array of TnetworkControllerChild – An array that holds structures defining child nodes <text:soft-page-break/>attached to the current controller </text:p>
      <text:p text:style-name="Standard"><text:s text:c="2"/>nodescs: TcriticalSection; (CS to protect the nodelist. The local user could add new nodes manually)</text:p>
      <text:p text:style-name="Standard"/>
      <text:p text:style-name="Standard"><text:s text:c="2"/>parent: TnetworkControllerParent – An structure that contains data about the current parent</text:p>
      <text:p text:style-name="Standard"><text:s text:c="2"/>parentqueue: array of TnetworkControllerParent – queue to hold multiple pointerscan parents (update their queue position every now and then, but don't send them updatestatus messages)</text:p>
      <text:p text:style-name="Standard"/>
      <text:p text:style-name="Standard"><text:s text:c="2"/>parentcs: TcriticalSection – Crtitical section to protect the parent (in case a stray worker wishes to upload it's results right when a host is removed)</text:p>
      <text:p text:style-name="Standard"/>
      <text:p text:style-name="Standard"><text:s text:c="2"/>allowIncomingConnections: boolean;</text:p>
      <text:p text:style-name="Standard"><text:s text:c="2"/>port: integer;</text:p>
      <text:p text:style-name="Standard"><text:s text:c="2"/>childpassword: string – password for those that want to become my child</text:p>
      <text:p text:style-name="Standard"><text:s text:c="2"/>parentpassword: string – password for those that want to become my parent <text:s/></text:p>
      <text:p text:style-name="Standard"/>
      <text:p text:style-name="Standard"><text:s text:c="2"/>lastUpdateCall: qword – timestamp when the last time the paths where equalized</text:p>
      <text:p text:style-name="Standard"><text:s/></text:p>
      <text:p text:style-name="Standard">methods</text:p>
      <text:p text:style-name="Standard"/>
      <text:p text:style-name="P7">+BecomeChildOfNode(ip, host, password) – Will attach the current controller to the provided server and will start sharing queues with the parent</text:p>
      <text:p text:style-name="P5">+BecomeParentOfNode(ip, host, password) – Will attach the current controller to the provided server and will make it a child of it's own</text:p>
      <text:p text:style-name="P5"/>
      <text:p text:style-name="P5"><text:s/>+getConnectingList(list) – Fills the list with the list of servers currently trying to get connected to</text:p>
      <text:p text:style-name="P5"/>
      <text:p text:style-name="P5">+Execute() – If not the initiator enter a loop where it listens for incoming connections and messages from already connected childs, or the parent and dispatch them.</text:p>
      <text:p text:style-name="P5"><text:tab/>If it is an initializer then proceed with the normal pointerscan, but instead of waiting 500ms and doing nothing wait 500ms for socket events</text:p>
      <text:p text:style-name="P5"/>
      <text:p text:style-name="P5">-sayHello() – Sends the initial “hellodaddy” message to the parent</text:p>
      <text:p text:style-name="P5">-waitForHello()</text:p>
      <text:p text:style-name="P5">-waitForAndHandleNetworkEvent() – Handle messages received from children</text:p>
      <text:p text:style-name="P5">-acceptConnection() – Accepts a connection from the listen socket and creates either a parent or child controller structure</text:p>
      <text:p text:style-name="P5">-hasNetworkResponsibility() – returns true if the scan should call waitForAndHandleNetworkEvent on occasion. Mainly used by the scan initiator</text:p>
      <text:p text:style-name="P5"/>
      <text:p text:style-name="P6"/>
      <text:p text:style-name="P6"/>
      <text:p text:style-name="P8"><text:s text:c="4"/>UpdateStatus() – Tell the parent the current status (idleornot, paths/second, paths evaluated, pathqueulength+overflowqueue) </text:p>
      <text:p text:style-name="P8"><text:s text:c="6"/>As an answer the server may </text:p>
      <text:p text:style-name="P8"><text:tab/>1:tell it a scan has started with the parameters and scandata that go with it</text:p>
      <text:p text:style-name="P8"><text:tab/>2:provide it paths</text:p>
      <text:p text:style-name="P8"><text:tab/>3:demand paths from it</text:p>
      <text:p text:style-name="P8"><text:tab/>…</text:p>
      <text:p text:style-name="P8"><text:tab/>(See the protocol definition)</text:p>
      <text:p text:style-name="P8"><text:soft-page-break/></text:p>
      <text:p text:style-name="P8"><text:s text:c="5"/>call at most once every 4 to 8 seconds (randomly)</text:p>
      <text:p text:style-name="P8"><text:s text:c="5"/>Does never timeout when sending the first byte</text:p>
      <text:p text:style-name="P8"><text:tab/></text:p>
      <text:p text:style-name="P2"/>
      <text:p text:style-name="P4"/>
      <text:p text:style-name="P1"/>
      <text:p text:style-name="Standard"><text:s text:c="2"/></text:p>
      <text:p text:style-name="Standard"/>
      <text:p text:style-name="Standard">has local workers (from 0 to ...)</text:p>
      <text:p text:style-name="Standard">can have multiple remote controllers( nodes) under it</text:p>
      <text:p text:style-name="Standard"/>
      <text:p text:style-name="Standard">a controller class can be a dedicated node, or a pointerscan initiater</text:p>
      <text:p text:style-name="Standard"/>
      <text:p text:style-name="Standard"/>
      <text:p text:style-name="Standard">an initiator (user system with gui) connects to a controller node and feeds it queues</text:p>
      <text:p text:style-name="Standard"/>
      <text:p text:style-name="Standard">an dedicated node connects to a controller class that is expects queues from(master). </text:p>
      <text:p text:style-name="Standard"/>
      <text:p text:style-name="Standard"/>
      <text:p text:style-name="Standard"/>
      <text:p text:style-name="Standard"/>
      <text:p text:style-name="P3"/>
      <text:p text:style-name="Standard">TNetworkControllerChild structure:</text:p>
      <text:p text:style-name="Standard"><text:s text:c="2"/>A structure used by the controller to keep track of it's children</text:p>
      <text:p text:style-name="Standard"/>
      <text:p text:style-name="Standard">record</text:p>
      <text:p text:style-name="Standard"><text:s text:c="3"/>socket: Thandle</text:p>
      <text:p text:style-name="Standard"><text:s text:c="4"/></text:p>
      <text:p text:style-name="Standard"><text:s text:c="4"/>IConnectedTo: boolean –when true you (the controller) connected to this child, if false this child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text:s text:c="4"/>childid: integer – Unique identifier to identify the worker in case of a disconnect</text:p>
      <text:p text:style-name="Standard"/>
      <text:p text:style-name="Standard"><text:s text:c="3"/>hasStarted: boolean – set to true if the scan has started. When false, files can still be uploaded </text:p>
      <text:p text:style-name="Standard"><text:s text:c="3"/>inQueue: boolean – If you're in the queue of the child this is true</text:p>
      <text:p text:style-name="Standard"><text:s text:c="3"/>QueuePosition: integer – the current position in the queue of this child<text:line-break/> <text:s text:c="2"/>TotalQueueSize: integer – The current queue size</text:p>
      <text:p text:style-name="Standard"/>
      <text:p text:style-name="Standard"/>
      <text:p text:style-name="Standard"><text:s text:c="3"/>isTrusted: boolean – If set to false only ever send it one pathqueue element and only give it a new one if you're sure it's done with everything</text:p>
      <text:p text:style-name="Standard"/>
      <text:p text:style-name="Standard"><text:s text:c="3"/>gracefullyTerminated: boolean</text:p>
      <text:p text:style-name="Standard"><text:soft-page-break/><text:s text:c="3"/>nontrustedlastpath: TPathQueueElement <text:s/>– If non-trusted this contains the last path it sent</text:p>
      <text:p text:style-name="Standard"><text:s text:c="2"/>terminatingpath:Array of TpathQueueElement – If the child is terminating use this to receive the path queue elements. Only once the child has been confirmed terminated properly (isIdle() or gracefully terminated) <text:s/>the paths will get send to the pathqueue and overflow queue, where it will be sent of to local workers and active children</text:p>
      <text:p text:style-name="Standard"/>
      <text:p text:style-name="Standard"><text:s text:c="2"/>scandatauploader: TscandataUploader – Thread belonging to this child to upload scandata files with. (While this exists, do not handle messages)</text:p>
      <text:p text:style-name="Standard">– </text:p>
      <text:p text:style-name="Standard"/>
      <text:p text:style-name="Standard"/>
      <text:p text:style-name="Standard">TnetworkControllerParent structure:</text:p>
      <text:p text:style-name="Standard"><text:s text:c="2"/>A structure for the controller to keep track of the parents</text:p>
      <text:p text:style-name="Standard"/>
      <text:p text:style-name="Standard">record</text:p>
      <text:p text:style-name="Standard"><text:s text:c="3"/>socket: Thandle – socket to send commands to the parent <text:s/>with</text:p>
      <text:p text:style-name="Standard"><text:s text:c="3"/>socketcs: criticalsection – critical section to prevent other threads from talking at the same time.(e.g worker threats sending their results)</text:p>
      <text:p text:style-name="Standard"/>
      <text:p text:style-name="Standard"><text:s text:c="4"/>IConnectedTo: boolean –when true you (the controller) connected to this parent, if false this parent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P9"/>
      <text:p text:style-name="P9">What to do on connection issues</text:p>
      <text:p text:style-name="Standard"/>
      <text:p text:style-name="Standard">Child loses connection to parent (or timeout): (not planned)</text:p>
      <text:p text:style-name="Standard"><text:s text:c="2"/>disconnect</text:p>
      <text:p text:style-name="Standard"><text:s text:c="2"/>if trusted:</text:p>
      <text:p text:style-name="P10"><text:s text:c="2"/>let the workers work and pause them (sleep/poll connect) when they have to flush the results</text:p>
      <text:p text:style-name="P11"><text:s text:c="2"/>If the disconnect happened during a result upload fail the upload, and see as above (let the sleep/poll connect happen)</text:p>
      <text:p text:style-name="P11"><text:s text:c="2"/>Fetch the connect data from the parent and free the reference to it</text:p>
      <text:p text:style-name="P11"/>
      <text:p text:style-name="P11"><text:s text:c="2"/>if the child connected to the parent try to connect to the parent automatically every 15 seconds</text:p>
      <text:p text:style-name="P11"><text:s text:c="2"/>when the parent has been setup again the workers stay asleep until the first updatestatus message has been handled and the result was not a new scan. (because of a different scanid)</text:p>
      <text:p text:style-name="P11"><text:s text:c="2"/>In the case of a new scan terminate all the workers even if they did have valid results (results are gone), followed by setting up the scan as usual</text:p>
      <text:p text:style-name="Standard"/>
      <text:p text:style-name="Standard"><text:s text:c="2"/>if not trusted:</text:p>
      <text:p text:style-name="P11"><text:s/>if the child connected to the parent try to connect to the parent automatically every 15 seconds</text:p>
      <text:p text:style-name="Standard"><text:s text:c="7"/>after 30 minutes</text:p>
      <text:p text:style-name="Standard"><text:s text:c="7"/>terminate the workers</text:p>
      <text:p text:style-name="P11"><text:s/>cleanup the scan and everything else</text:p>
      <text:p text:style-name="P11"/>
      <text:p text:style-name="Standard"><text:soft-page-break/><text:s text:c="6"/></text:p>
      <text:p text:style-name="Standard"><text:s/></text:p>
      <text:p text:style-name="Standard">Parent loses connection to child:</text:p>
      <text:p text:style-name="Standard"><text:s text:c="2"/>disconnect and mark the child as disconnected (socket -1) , keep active</text:p>
      <text:p text:style-name="Standard"><text:s text:c="2"/>if trusted:</text:p>
      <text:p text:style-name="Standard"><text:s text:c="4"/>wait till the child returns up to 60 minutes after the scan timeout occurred</text:p>
      <text:p text:style-name="Standard"/>
      <text:p text:style-name="Standard"/>
      <text:p text:style-name="Standard"><text:s text:c="2"/>if not trusted:</text:p>
      <text:p text:style-name="Standard"><text:s text:c="4"/>wait up to 30 minutes till the child returns or all other scanners are idle, or the scan time limit has been reached. </text:p>
      <text:p text:style-name="P12"><text:s text:c="4"/>When it doesn't reconnect within those given parameters fetch the nontrustedlastpath , add it to the queue and delete the reference to this child</text:p>
      <text:p text:style-name="Standard"/>
      <text:p text:style-name="Standard"/>
      <text:p text:style-name="Standard"/>
      <text:p text:style-name="Standard">if the parent connected to the child add the child's connect data to delayed execution queue every 15 seconds</text:p>
      <text:p text:style-name="Standard">(perhaps just have a connectionlist that gets checked every iteration)</text:p>
      <text:p text:style-name="Standard"/>
      <text:p text:style-name="Standard"><text:s text:c="4"/></text:p>
      <text:p text:style-name="Standard"/>
      <text:p text:style-name="P9">On scan termination:</text:p>
      <text:p text:style-name="Standard">The user wishes to terminate the scan</text:p>
      <text:p text:style-name="Standard">The initiator controller will wait until all children are idle, and in the meantime tells every update that the scan has ended</text:p>
      <text:p text:style-name="Standard">Child controllers will enter an “endscan” mode. For every update it will tell it to end the scan.</text:p>
      <text:p text:style-name="Standard"/>
      <text:p text:style-name="Standard"/>
      <text:p text:style-name="Standard">Once all the children of the initiator controller are idle, the scan can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Heijnen</meta:initial-creator>
    <meta:creation-date>2014-09-24T12:14:51.81</meta:creation-date>
    <dc:date>2014-10-14T22:31:13.93</dc:date>
    <dc:creator>Eric Heijnen</dc:creator>
    <meta:editing-duration>P17DT10H26M32S</meta:editing-duration>
    <meta:editing-cycles>164</meta:editing-cycles>
    <meta:generator>OpenOffice/4.1.1$Win32 OpenOffice.org_project/411m6$Build-9775</meta:generator>
    <meta:document-statistic meta:table-count="0" meta:image-count="0" meta:object-count="0" meta:page-count="5" meta:paragraph-count="136" meta:word-count="1285" meta:character-count="8468"/>
  </office:meta>
</office:document-meta>
</file>